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9cm" draw:marker-end-width="0.279cm" draw:fill-color="#cccccc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draw:marker-start-width="0.279cm" draw:marker-end-width="0.279cm" draw:fill-color="#c0c0c0" draw:textarea-vertical-align="middle" draw:auto-grow-height="false" fo:min-height="0.749cm" fo:min-width="0.499cm" fo:padding-top="0.15cm" fo:padding-bottom="0.15cm" fo:padding-left="0.275cm" fo:padding-right="0.275cm"/>
    </style:style>
    <style:style style:name="gr3" style:family="graphic" style:parent-style-name="standard">
      <style:graphic-properties svg:stroke-width="0.051cm" draw:marker-start-width="0.279cm" draw:marker-end-width="0.279cm" draw:fill-color="#e6e6e6" draw:textarea-vertical-align="middle" draw:auto-grow-height="false" fo:min-height="0.749cm" fo:min-width="0.499cm" fo:padding-top="0.15cm" fo:padding-bottom="0.15cm" fo:padding-left="0.275cm" fo:padding-right="0.275cm"/>
    </style:style>
    <style:style style:name="gr4" style:family="graphic" style:parent-style-name="standard">
      <style:graphic-properties svg:stroke-width="0.051cm" draw:marker-start-width="0.279cm" draw:marker-end-width="0.279cm" draw:fill-color="#e6e6e6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ff6633" draw:marker-start-width="0.279cm" draw:marker-end-width="0.279cm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102cm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7" style:family="graphic" style:parent-style-name="objectwithoutfill">
      <style:graphic-properties svg:stroke-width="0.051cm" svg:stroke-color="#80808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fill="none" draw:textarea-horizontal-align="justify" draw:textarea-vertical-align="middle" draw:auto-grow-height="false"/>
    </style:style>
    <style:style style:name="gr9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svg:stroke-width="0.051cm" draw:marker-start-width="0.279cm" draw:marker-end-width="0.279cm" draw:textarea-horizontal-align="justify" draw:textarea-vertical-align="middle" draw:auto-grow-height="false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draw:marker-start-width="0.279cm" draw:marker-end-width="0.279cm" draw:fill-color="#00ae00" draw:textarea-horizontal-align="justify" draw:textarea-vertical-align="middle" draw:auto-grow-height="false" fo:padding-top="0.15cm" fo:padding-bottom="0.15cm" fo:padding-left="0.275cm" fo:padding-right="0.275cm"/>
    </style:style>
    <style:style style:name="gr13" style:family="graphic" style:parent-style-name="standard">
      <style:graphic-properties svg:stroke-width="0.051cm" draw:marker-start-width="0.279cm" draw:marker-end-width="0.279cm" draw:fill-color="#00ae00" fo:padding-top="0.15cm" fo:padding-bottom="0.15cm" fo:padding-left="0.275cm" fo:padding-right="0.275cm"/>
    </style:style>
    <style:style style:name="gr14" style:family="graphic" style:parent-style-name="standard">
      <style:graphic-properties svg:stroke-width="0.051cm" draw:marker-start-width="0.279cm" draw:marker-end-width="0.279cm" draw:fill-color="#ff3333" draw:textarea-horizontal-align="justify" draw:textarea-vertical-align="middle" draw:auto-grow-height="false" fo:padding-top="0.15cm" fo:padding-bottom="0.15cm" fo:padding-left="0.275cm" fo:padding-right="0.275cm"/>
    </style:style>
    <style:style style:name="gr15" style:family="graphic" style:parent-style-name="standard">
      <style:graphic-properties svg:stroke-width="0.051cm" draw:marker-start-width="0.279cm" draw:marker-end-width="0.279cm" draw:fill-color="#ff3333" fo:padding-top="0.15cm" fo:padding-bottom="0.15cm" fo:padding-left="0.275cm" fo:padding-right="0.275cm"/>
    </style:style>
    <style:style style:name="gr16" style:family="graphic" style:parent-style-name="standard">
      <style:graphic-properties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fill="none" draw:fill-color="#ffffff" fo:min-height="0.642cm"/>
    </style:style>
    <style:style style:name="gr18" style:family="graphic" style:parent-style-name="standard">
      <style:graphic-properties draw:fill-color="#ff0000" draw:textarea-horizontal-align="justify" draw:textarea-vertical-align="middle" draw:auto-grow-height="false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0" style:family="graphic" style:parent-style-name="standard">
      <style:graphic-properties draw:stroke="none" svg:stroke-color="#000000" draw:fill="none" draw:fill-color="#ffffff" draw:textarea-horizontal-align="right" draw:textarea-vertical-align="justify" draw:auto-grow-height="false" draw:auto-grow-width="true" fo:min-width="0.762cm"/>
      <style:paragraph-properties style:writing-mode="tb-rl"/>
    </style:style>
    <style:style style:name="gr21" style:family="graphic" style:parent-style-name="standard">
      <style:graphic-properties draw:stroke="none" svg:stroke-color="#000000" draw:fill="none" draw:fill-color="#ffffff" fo:min-height="1.401cm"/>
    </style:style>
    <style:style style:name="gr22" style:family="graphic" style:parent-style-name="objectwithoutfill">
      <style:graphic-properties draw:marker-end="Arrow" draw:marker-end-width="0.3cm"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fo:min-height="0.512cm"/>
    </style:style>
    <style:style style:name="gr24" style:family="graphic" style:parent-style-name="standard">
      <style:graphic-properties draw:fill-color="#ff3333" draw:textarea-horizontal-align="justify" draw:textarea-vertical-align="middle" draw:auto-grow-height="false"/>
    </style:style>
    <style:style style:name="gr25" style:family="graphic" style:parent-style-name="standard">
      <style:graphic-properties svg:stroke-width="0.051cm" svg:stroke-color="#333333" draw:marker-start-width="0.279cm" draw:marker-end-width="0.279cm" draw:fill-color="#ff3333" draw:textarea-horizontal-align="justify" draw:textarea-vertical-align="middle" draw:auto-grow-height="false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7" style:family="graphic" style:parent-style-name="standard">
      <style:graphic-properties svg:stroke-width="0.051cm" svg:stroke-color="#333333" draw:marker-start-width="0.279cm" draw:marker-end-width="0.279cm" draw:fill-color="#94006b" draw:textarea-horizontal-align="justify" draw:textarea-vertical-align="middle" draw:auto-grow-height="false" fo:padding-top="0.15cm" fo:padding-bottom="0.15cm" fo:padding-left="0.275cm" fo:padding-right="0.275cm"/>
    </style:style>
    <style:style style:name="gr28" style:family="graphic" style:parent-style-name="standard">
      <style:graphic-properties draw:stroke="none" svg:stroke-color="#000000" draw:fill="none" draw:fill-color="#ffffff" fo:min-height="0.762cm"/>
    </style:style>
    <style:style style:name="gr29" style:family="graphic" style:parent-style-name="standard">
      <style:graphic-properties draw:textarea-horizontal-align="justify" draw:textarea-vertical-align="middle" draw:auto-grow-height="false"/>
    </style:style>
    <style:style style:name="gr30" style:family="graphic" style:parent-style-name="standard">
      <style:graphic-properties draw:stroke="none" svg:stroke-color="#000000" draw:fill="none" draw:fill-color="#ffffff" fo:min-height="0.635cm"/>
    </style:style>
    <style:style style:name="gr31" style:family="graphic" style:parent-style-name="standard">
      <style:graphic-properties svg:stroke-width="0.051cm" draw:marker-start-width="0.279cm" draw:marker-end-width="0.279cm" draw:textarea-horizontal-align="justify" draw:textarea-vertical-align="middle" draw:auto-grow-height="false" fo:padding-top="0.15cm" fo:padding-bottom="0.15cm" fo:padding-left="0.275cm" fo:padding-right="0.275cm"/>
    </style:style>
    <style:style style:name="gr32" style:family="graphic" style:parent-style-name="standard">
      <style:graphic-properties draw:stroke="none" svg:stroke-color="#000000" draw:fill="none" draw:fill-color="#ffffff" fo:min-height="1.143cm"/>
    </style:style>
    <style:style style:name="gr33" style:family="graphic" style:parent-style-name="standard">
      <style:graphic-properties draw:stroke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style:writing-mode="tb-rl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text-properties fo:font-size="10pt" style:font-size-asian="10pt" style:font-size-complex="10pt"/>
    </style:style>
    <style:style style:name="P7" style:family="paragraph">
      <style:paragraph-properties fo:text-align="center"/>
      <style:text-properties fo:font-size="28pt" style:font-size-asian="28pt" style:font-size-complex="28pt"/>
    </style:style>
    <style:style style:name="P8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9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g>
              <draw:custom-shape draw:style-name="gr1" draw:text-style-name="P1" draw:layer="layout" svg:width="6.223cm" svg:height="9.906cm" draw:transform="rotate (-1.5695745963185) translate (15.852cm 2.637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custom-shape draw:style-name="gr2" draw:text-style-name="P1" draw:layer="layout" svg:width="5.715cm" svg:height="4.953cm" draw:transform="rotate (-1.5695745963185) translate (18.265cm 2.872cm)">
                  <text:p/>
                  <draw:enhanced-geometry draw:mirror-horizontal="false" draw:mirror-vertical="false" draw:glue-point-type="segments" draw:type="mso-spt100" draw:modifiers="-179.495204431444 0" draw:enhanced-path="V 0 0 21600 21600 ?f5 ?f7 ?f1 ?f3 L 10800 10800 Z N">
                    <draw:equation draw:name="f0" draw:formula="10800*cos($0 *(pi/180))"/>
                    <draw:equation draw:name="f1" draw:formula="?f0 +10800"/>
                    <draw:equation draw:name="f2" draw:formula="10800*sin($0 *(pi/180))"/>
                    <draw:equation draw:name="f3" draw:formula="?f2 +10800"/>
                    <draw:equation draw:name="f4" draw:formula="10800*cos($1 *(pi/180))"/>
                    <draw:equation draw:name="f5" draw:formula="?f4 +10800"/>
                    <draw:equation draw:name="f6" draw:formula="10800*sin($1 *(pi/180))"/>
                    <draw:equation draw:name="f7" draw:formula="?f6 +10800"/>
                    <draw:handle draw:handle-position="10800 $0" draw:handle-polar="10800 10800" draw:handle-radius-range-minimum="10800" draw:handle-radius-range-maximum="10800"/>
                    <draw:handle draw:handle-position="10800 $1" draw:handle-polar="10800 10800" draw:handle-radius-range-minimum="10800" draw:handle-radius-range-maximum="10800"/>
                  </draw:enhanced-geometry>
                </draw:custom-shape>
                <draw:custom-shape draw:style-name="gr3" draw:text-style-name="P1" draw:layer="layout" svg:width="1.778cm" svg:height="1.778cm" draw:transform="rotate (-1.5695745963185) translate (15.093cm 4.908cm)">
                  <text:p/>
                  <draw:enhanced-geometry draw:mirror-horizontal="false" draw:mirror-vertical="false" draw:glue-point-type="segments" draw:type="mso-spt100" draw:modifiers="-179.647498468553 0" draw:enhanced-path="V 0 0 21600 21600 ?f5 ?f7 ?f1 ?f3 L 10800 10800 Z N">
                    <draw:equation draw:name="f0" draw:formula="10800*cos($0 *(pi/180))"/>
                    <draw:equation draw:name="f1" draw:formula="?f0 +10800"/>
                    <draw:equation draw:name="f2" draw:formula="10800*sin($0 *(pi/180))"/>
                    <draw:equation draw:name="f3" draw:formula="?f2 +10800"/>
                    <draw:equation draw:name="f4" draw:formula="10800*cos($1 *(pi/180))"/>
                    <draw:equation draw:name="f5" draw:formula="?f4 +10800"/>
                    <draw:equation draw:name="f6" draw:formula="10800*sin($1 *(pi/180))"/>
                    <draw:equation draw:name="f7" draw:formula="?f6 +10800"/>
                    <draw:handle draw:handle-position="10800 $0" draw:handle-polar="10800 10800" draw:handle-radius-range-minimum="10800" draw:handle-radius-range-maximum="10800"/>
                    <draw:handle draw:handle-position="10800 $1" draw:handle-polar="10800 10800" draw:handle-radius-range-minimum="10800" draw:handle-radius-range-maximum="10800"/>
                  </draw:enhanced-geometry>
                </draw:custom-shape>
                <draw:custom-shape draw:style-name="gr4" draw:text-style-name="P1" draw:layer="layout" svg:width="1.778cm" svg:height="1.524cm" draw:transform="rotate (-1.5695745963185) translate (15.728cm 4.907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" draw:text-style-name="P1" draw:layer="layout" svg:width="0.508cm" svg:height="0.508cm" draw:transform="rotate (-1.5695745963185) translate (15.729cm 5.542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line draw:style-name="gr6" draw:text-style-name="P1" draw:layer="layout" svg:x1="15.728cm" svg:y1="5.288cm" svg:x2="15.729cm" svg:y2="6.304cm">
                  <text:p/>
                </draw:line>
              </draw:g>
              <draw:g>
                <draw:custom-shape draw:style-name="gr4" draw:text-style-name="P1" draw:layer="layout" svg:width="1.778cm" svg:height="1.778cm" draw:transform="rotate (-1.5695745963185) translate (11.791cm 4.901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4" draw:text-style-name="P1" draw:layer="layout" svg:width="0.762cm" svg:height="0.762cm" draw:transform="rotate (-1.5695745963185) translate (11.284cm 5.41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line draw:style-name="gr7" draw:text-style-name="P1" draw:layer="layout" svg:x1="10.899cm" svg:y1="2.643cm" svg:x2="10.907cm" svg:y2="8.866cm">
                <text:p/>
              </draw:line>
              <draw:custom-shape draw:style-name="gr2" draw:text-style-name="P1" draw:layer="layout" svg:width="5.715cm" svg:height="4.953cm" draw:transform="rotate (1.5695745963185) translate (3.535cm 8.61cm)">
                <text:p/>
                <draw:enhanced-geometry draw:mirror-horizontal="false" draw:mirror-vertical="true" draw:glue-point-type="segments" draw:type="mso-spt100" draw:modifiers="-179.495204431444 0" draw:enhanced-path="V 0 0 21600 21600 ?f5 ?f7 ?f1 ?f3 L 10800 10800 Z N">
                  <draw:equation draw:name="f0" draw:formula="10800*cos($0 *(pi/180))"/>
                  <draw:equation draw:name="f1" draw:formula="?f0 +10800"/>
                  <draw:equation draw:name="f2" draw:formula="10800*sin($0 *(pi/180))"/>
                  <draw:equation draw:name="f3" draw:formula="?f2 +10800"/>
                  <draw:equation draw:name="f4" draw:formula="10800*cos($1 *(pi/180))"/>
                  <draw:equation draw:name="f5" draw:formula="?f4 +10800"/>
                  <draw:equation draw:name="f6" draw:formula="10800*sin($1 *(pi/180))"/>
                  <draw:equation draw:name="f7" draw:formula="?f6 +10800"/>
                  <draw:handle draw:handle-position="10800 $0" draw:handle-polar="10800 10800" draw:handle-radius-range-minimum="10800" draw:handle-radius-range-maximum="10800"/>
                  <draw:handle draw:handle-position="10800 $1" draw:handle-polar="10800 10800" draw:handle-radius-range-minimum="10800" draw:handle-radius-range-maximum="10800"/>
                </draw:enhanced-geometry>
              </draw:custom-shape>
            </draw:g>
            <draw:g>
              <draw:custom-shape draw:style-name="gr3" draw:text-style-name="P1" draw:layer="layout" svg:width="1.778cm" svg:height="1.778cm" draw:transform="rotate (1.5695745963185) translate (6.711cm 6.71cm)">
                <text:p/>
                <draw:enhanced-geometry draw:mirror-vertical="true" draw:mirror-horizontal="false" draw:glue-point-type="segments" draw:type="mso-spt100" draw:modifiers="-179.647498468553 0" draw:enhanced-path="V 0 0 21600 21600 ?f5 ?f7 ?f1 ?f3 L 10800 10800 Z N">
                  <draw:equation draw:name="f0" draw:formula="10800*cos($0 *(pi/180))"/>
                  <draw:equation draw:name="f1" draw:formula="?f0 +10800"/>
                  <draw:equation draw:name="f2" draw:formula="10800*sin($0 *(pi/180))"/>
                  <draw:equation draw:name="f3" draw:formula="?f2 +10800"/>
                  <draw:equation draw:name="f4" draw:formula="10800*cos($1 *(pi/180))"/>
                  <draw:equation draw:name="f5" draw:formula="?f4 +10800"/>
                  <draw:equation draw:name="f6" draw:formula="10800*sin($1 *(pi/180))"/>
                  <draw:equation draw:name="f7" draw:formula="?f6 +10800"/>
                  <draw:handle draw:handle-position="10800 $0" draw:handle-polar="10800 10800" draw:handle-radius-range-minimum="10800" draw:handle-radius-range-maximum="10800"/>
                  <draw:handle draw:handle-position="10800 $1" draw:handle-polar="10800 10800" draw:handle-radius-range-minimum="10800" draw:handle-radius-range-maximum="10800"/>
                </draw:enhanced-geometry>
              </draw:custom-shape>
              <draw:custom-shape draw:style-name="gr4" draw:text-style-name="P1" draw:layer="layout" svg:width="1.778cm" svg:height="1.524cm" draw:transform="rotate (1.5695745963185) translate (6.076cm 6.711cm)">
                <text:p/>
                <draw:enhanced-geometry svg:viewBox="0 0 21600 21600" draw:mirror-vertical="true" draw:mirror-horizontal="false" draw:type="rectangle" draw:enhanced-path="M 0 0 L 21600 0 21600 21600 0 21600 0 0 Z N"/>
              </draw:custom-shape>
              <draw:custom-shape draw:style-name="gr5" draw:text-style-name="P1" draw:layer="layout" svg:width="0.508cm" svg:height="0.508cm" draw:transform="rotate (1.5695745963185) translate (6.076cm 6.072cm)">
                <text:p/>
    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6" draw:text-style-name="P1" draw:layer="layout" svg:x1="6.076cm" svg:y1="5.316cm" svg:x2="6.077cm" svg:y2="6.332cm">
                <text:p/>
              </draw:line>
            </draw:g>
          </draw:g>
          <draw:custom-shape draw:style-name="gr8" draw:text-style-name="P1" draw:layer="layout" svg:width="19.59cm" svg:height="13.335cm" svg:x="1cm" svg:y="2.143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9" draw:text-style-name="P1" draw:layer="layout" svg:width="17.396cm" svg:height="5.588cm" svg:x="2.527cm" svg:y="9.38cm">
              <text:p/>
              <draw:enhanced-geometry svg:viewBox="0 0 21600 21600" draw:type="rectangle" draw:enhanced-path="M 0 0 L 21600 0 21600 21600 0 21600 0 0 Z N"/>
            </draw:custom-shape>
            <draw:line draw:style-name="gr10" draw:text-style-name="P1" draw:layer="layout" svg:x1="2.527cm" svg:y1="9.83cm" svg:x2="19.923cm" svg:y2="9.83cm">
              <text:p/>
            </draw:line>
            <draw:line draw:style-name="gr10" draw:text-style-name="P1" draw:layer="layout" svg:x1="2.526cm" svg:y1="10.284cm" svg:x2="19.922cm" svg:y2="10.284cm">
              <text:p/>
            </draw:line>
            <draw:line draw:style-name="gr10" draw:text-style-name="P1" draw:layer="layout" svg:x1="2.526cm" svg:y1="10.79cm" svg:x2="19.922cm" svg:y2="10.79cm">
              <text:p/>
            </draw:line>
            <draw:line draw:style-name="gr10" draw:text-style-name="P1" draw:layer="layout" svg:x1="2.526cm" svg:y1="11.296cm" svg:x2="19.922cm" svg:y2="11.296cm">
              <text:p/>
            </draw:line>
            <draw:line draw:style-name="gr10" draw:text-style-name="P1" draw:layer="layout" svg:x1="2.526cm" svg:y1="11.751cm" svg:x2="19.922cm" svg:y2="11.751cm">
              <text:p/>
            </draw:line>
            <draw:line draw:style-name="gr10" draw:text-style-name="P1" draw:layer="layout" svg:x1="2.527cm" svg:y1="12.257cm" svg:x2="19.923cm" svg:y2="12.257cm">
              <text:p/>
            </draw:line>
            <draw:line draw:style-name="gr10" draw:text-style-name="P1" draw:layer="layout" svg:x1="2.526cm" svg:y1="12.712cm" svg:x2="19.922cm" svg:y2="12.712cm">
              <text:p/>
            </draw:line>
            <draw:line draw:style-name="gr10" draw:text-style-name="P1" draw:layer="layout" svg:x1="2.526cm" svg:y1="13.218cm" svg:x2="19.922cm" svg:y2="13.218cm">
              <text:p/>
            </draw:line>
            <draw:line draw:style-name="gr10" draw:text-style-name="P1" draw:layer="layout" svg:x1="2.526cm" svg:y1="13.723cm" svg:x2="19.922cm" svg:y2="13.723cm">
              <text:p/>
            </draw:line>
            <draw:line draw:style-name="gr10" draw:text-style-name="P1" draw:layer="layout" svg:x1="2.526cm" svg:y1="14.179cm" svg:x2="19.922cm" svg:y2="14.179cm">
              <text:p/>
            </draw:line>
            <draw:line draw:style-name="gr10" draw:text-style-name="P1" draw:layer="layout" svg:x1="2.524cm" svg:y1="14.583cm" svg:x2="19.92cm" svg:y2="14.583cm">
              <text:p/>
            </draw:line>
            <draw:line draw:style-name="gr10" draw:text-style-name="P1" draw:layer="layout" svg:x1="5.922cm" svg:y1="9.38cm" svg:x2="5.922cm" svg:y2="14.968cm">
              <text:p/>
            </draw:line>
            <draw:line draw:style-name="gr10" draw:text-style-name="P1" draw:layer="layout" svg:x1="13.27cm" svg:y1="9.38cm" svg:x2="13.27cm" svg:y2="14.968cm">
              <text:p/>
            </draw:line>
            <draw:line draw:style-name="gr10" draw:text-style-name="P1" draw:layer="layout" svg:x1="17.279cm" svg:y1="9.38cm" svg:x2="17.279cm" svg:y2="14.968cm">
              <text:p/>
            </draw:line>
            <draw:line draw:style-name="gr10" draw:text-style-name="P1" draw:layer="layout" svg:x1="5.92cm" svg:y1="9.38cm" svg:x2="5.92cm" svg:y2="14.968cm">
              <text:p/>
            </draw:line>
          </draw:g>
        </draw:g>
      </draw:page>
      <draw:page draw:name="page2" draw:style-name="dp1" draw:master-page-name="Default">
        <draw:g>
          <draw:custom-shape draw:style-name="gr11" draw:text-style-name="P1" draw:layer="layout" svg:width="4.03cm" svg:height="2.351cm" svg:x="2.868cm" svg:y="5.593cm">
            <text:p/>
            <draw:enhanced-geometry svg:viewBox="0 0 21600 21600" draw:type="rectangle" draw:enhanced-path="M 0 0 L 21600 0 21600 21600 0 21600 0 0 Z N"/>
          </draw:custom-shape>
          <draw:g>
            <draw:g>
              <draw:custom-shape draw:style-name="gr1" draw:text-style-name="P1" draw:layer="layout" svg:width="4.469cm" svg:height="7.114cm" draw:transform="skewX (0.000174532925199433) rotate (-1.5695745963185) translate (14.772cm 4.718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custom-shape draw:style-name="gr2" draw:text-style-name="P1" draw:layer="layout" svg:width="4.105cm" svg:height="3.557cm" draw:transform="skewX (-0.000349065850398866) rotate (-1.5695745963185) translate (16.505cm 4.886cm)">
                  <text:p/>
                  <draw:enhanced-geometry draw:mirror-horizontal="false" draw:mirror-vertical="false" draw:glue-point-type="segments" draw:type="mso-spt100" draw:modifiers="-179.495204431444 0" draw:enhanced-path="V 0 0 21600 21600 ?f5 ?f7 ?f1 ?f3 L 10800 10800 Z N">
                    <draw:equation draw:name="f0" draw:formula="10800*cos($0 *(pi/180))"/>
                    <draw:equation draw:name="f1" draw:formula="?f0 +10800"/>
                    <draw:equation draw:name="f2" draw:formula="10800*sin($0 *(pi/180))"/>
                    <draw:equation draw:name="f3" draw:formula="?f2 +10800"/>
                    <draw:equation draw:name="f4" draw:formula="10800*cos($1 *(pi/180))"/>
                    <draw:equation draw:name="f5" draw:formula="?f4 +10800"/>
                    <draw:equation draw:name="f6" draw:formula="10800*sin($1 *(pi/180))"/>
                    <draw:equation draw:name="f7" draw:formula="?f6 +10800"/>
                    <draw:handle draw:handle-position="10800 $0" draw:handle-polar="10800 10800" draw:handle-radius-range-minimum="10800" draw:handle-radius-range-maximum="10800"/>
                    <draw:handle draw:handle-position="10800 $1" draw:handle-polar="10800 10800" draw:handle-radius-range-minimum="10800" draw:handle-radius-range-maximum="10800"/>
                  </draw:enhanced-geometry>
                </draw:custom-shape>
                <draw:custom-shape draw:style-name="gr3" draw:text-style-name="P1" draw:layer="layout" svg:width="1.277cm" svg:height="1.277cm" draw:transform="rotate (-1.5695745963185) translate (14.227cm 6.349cm)">
                  <text:p/>
                  <draw:enhanced-geometry draw:mirror-horizontal="false" draw:mirror-vertical="false" draw:glue-point-type="segments" draw:type="mso-spt100" draw:modifiers="-179.647498468553 0" draw:enhanced-path="V 0 0 21600 21600 ?f5 ?f7 ?f1 ?f3 L 10800 10800 Z N">
                    <draw:equation draw:name="f0" draw:formula="10800*cos($0 *(pi/180))"/>
                    <draw:equation draw:name="f1" draw:formula="?f0 +10800"/>
                    <draw:equation draw:name="f2" draw:formula="10800*sin($0 *(pi/180))"/>
                    <draw:equation draw:name="f3" draw:formula="?f2 +10800"/>
                    <draw:equation draw:name="f4" draw:formula="10800*cos($1 *(pi/180))"/>
                    <draw:equation draw:name="f5" draw:formula="?f4 +10800"/>
                    <draw:equation draw:name="f6" draw:formula="10800*sin($1 *(pi/180))"/>
                    <draw:equation draw:name="f7" draw:formula="?f6 +10800"/>
                    <draw:handle draw:handle-position="10800 $0" draw:handle-polar="10800 10800" draw:handle-radius-range-minimum="10800" draw:handle-radius-range-maximum="10800"/>
                    <draw:handle draw:handle-position="10800 $1" draw:handle-polar="10800 10800" draw:handle-radius-range-minimum="10800" draw:handle-radius-range-maximum="10800"/>
                  </draw:enhanced-geometry>
                </draw:custom-shape>
                <draw:custom-shape draw:style-name="gr4" draw:text-style-name="P1" draw:layer="layout" svg:width="1.277cm" svg:height="1.094cm" draw:transform="rotate (-1.5695745963185) translate (14.683cm 6.348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" draw:text-style-name="P1" draw:layer="layout" svg:width="0.365cm" svg:height="0.365cm" draw:transform="rotate (-1.5695745963185) translate (14.684cm 6.804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line draw:style-name="gr6" draw:text-style-name="P1" draw:layer="layout" svg:x1="14.683cm" svg:y1="6.622cm" svg:x2="14.684cm" svg:y2="7.352cm">
                  <text:p/>
                </draw:line>
              </draw:g>
              <draw:g>
                <draw:custom-shape draw:style-name="gr4" draw:text-style-name="P1" draw:layer="layout" svg:width="1.277cm" svg:height="1.277cm" draw:transform="rotate (-1.5695745963185) translate (11.856cm 6.344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4" draw:text-style-name="P1" draw:layer="layout" svg:width="0.548cm" svg:height="0.546cm" draw:transform="rotate (-1.5695745963185) translate (11.491cm 6.709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line draw:style-name="gr7" draw:text-style-name="P1" draw:layer="layout" svg:x1="11.215cm" svg:y1="4.722cm" svg:x2="11.22cm" svg:y2="9.191cm">
                <text:p/>
              </draw:line>
              <draw:custom-shape draw:style-name="gr2" draw:text-style-name="P1" draw:layer="layout" svg:width="4.104cm" svg:height="3.556cm" draw:transform="skewX (0.000523598775598299) rotate (1.5695745963185) translate (5.926cm 9.011cm)">
                <text:p/>
                <draw:enhanced-geometry draw:mirror-horizontal="false" draw:mirror-vertical="true" draw:glue-point-type="segments" draw:type="mso-spt100" draw:modifiers="-179.495204431444 0" draw:enhanced-path="V 0 0 21600 21600 ?f5 ?f7 ?f1 ?f3 L 10800 10800 Z N">
                  <draw:equation draw:name="f0" draw:formula="10800*cos($0 *(pi/180))"/>
                  <draw:equation draw:name="f1" draw:formula="?f0 +10800"/>
                  <draw:equation draw:name="f2" draw:formula="10800*sin($0 *(pi/180))"/>
                  <draw:equation draw:name="f3" draw:formula="?f2 +10800"/>
                  <draw:equation draw:name="f4" draw:formula="10800*cos($1 *(pi/180))"/>
                  <draw:equation draw:name="f5" draw:formula="?f4 +10800"/>
                  <draw:equation draw:name="f6" draw:formula="10800*sin($1 *(pi/180))"/>
                  <draw:equation draw:name="f7" draw:formula="?f6 +10800"/>
                  <draw:handle draw:handle-position="10800 $0" draw:handle-polar="10800 10800" draw:handle-radius-range-minimum="10800" draw:handle-radius-range-maximum="10800"/>
                  <draw:handle draw:handle-position="10800 $1" draw:handle-polar="10800 10800" draw:handle-radius-range-minimum="10800" draw:handle-radius-range-maximum="10800"/>
                </draw:enhanced-geometry>
              </draw:custom-shape>
            </draw:g>
            <draw:g>
              <draw:custom-shape draw:style-name="gr3" draw:text-style-name="P1" draw:layer="layout" svg:width="1.277cm" svg:height="1.277cm" draw:transform="rotate (1.5695745963185) translate (8.208cm 7.639cm)">
                <text:p/>
                <draw:enhanced-geometry draw:mirror-vertical="true" draw:mirror-horizontal="false" draw:glue-point-type="segments" draw:type="mso-spt100" draw:modifiers="-179.647498468553 0" draw:enhanced-path="V 0 0 21600 21600 ?f5 ?f7 ?f1 ?f3 L 10800 10800 Z N">
                  <draw:equation draw:name="f0" draw:formula="10800*cos($0 *(pi/180))"/>
                  <draw:equation draw:name="f1" draw:formula="?f0 +10800"/>
                  <draw:equation draw:name="f2" draw:formula="10800*sin($0 *(pi/180))"/>
                  <draw:equation draw:name="f3" draw:formula="?f2 +10800"/>
                  <draw:equation draw:name="f4" draw:formula="10800*cos($1 *(pi/180))"/>
                  <draw:equation draw:name="f5" draw:formula="?f4 +10800"/>
                  <draw:equation draw:name="f6" draw:formula="10800*sin($1 *(pi/180))"/>
                  <draw:equation draw:name="f7" draw:formula="?f6 +10800"/>
                  <draw:handle draw:handle-position="10800 $0" draw:handle-polar="10800 10800" draw:handle-radius-range-minimum="10800" draw:handle-radius-range-maximum="10800"/>
                  <draw:handle draw:handle-position="10800 $1" draw:handle-polar="10800 10800" draw:handle-radius-range-minimum="10800" draw:handle-radius-range-maximum="10800"/>
                </draw:enhanced-geometry>
              </draw:custom-shape>
              <draw:custom-shape draw:style-name="gr4" draw:text-style-name="P1" draw:layer="layout" svg:width="1.277cm" svg:height="1.094cm" draw:transform="rotate (1.5695745963185) translate (7.751cm 7.64cm)">
                <text:p/>
                <draw:enhanced-geometry svg:viewBox="0 0 21600 21600" draw:mirror-vertical="true" draw:mirror-horizontal="false" draw:type="rectangle" draw:enhanced-path="M 0 0 L 21600 0 21600 21600 0 21600 0 0 Z N"/>
              </draw:custom-shape>
              <draw:custom-shape draw:style-name="gr5" draw:text-style-name="P1" draw:layer="layout" svg:width="0.365cm" svg:height="0.365cm" draw:transform="rotate (1.5695745963185) translate (7.751cm 7.185cm)">
                <text:p/>
    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6" draw:text-style-name="P1" draw:layer="layout" svg:x1="7.751cm" svg:y1="6.642cm" svg:x2="7.752cm" svg:y2="7.372cm">
                <text:p/>
              </draw:line>
            </draw:g>
          </draw:g>
          <draw:custom-shape draw:style-name="gr8" draw:text-style-name="P1" draw:layer="layout" svg:width="17.268cm" svg:height="17.653cm" svg:x="2.689cm" svg:y="4.2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2" draw:text-style-name="P2" draw:layer="layout" svg:width="1.567cm" svg:height="0.784cm" svg:x="6.53cm" svg:y="11.166cm">
              <text:p text:style-name="P1"><text:span text:style-name="T1">+2</text:span></text:p>
              <draw:enhanced-geometry svg:viewBox="0 0 21600 21600" draw:type="rectangle" draw:enhanced-path="M 0 0 L 21600 0 21600 21600 0 21600 0 0 Z N"/>
            </draw:custom-shape>
            <draw:custom-shape draw:style-name="gr12" draw:text-style-name="P2" draw:layer="layout" svg:width="1.679cm" svg:height="0.784cm" svg:x="8.545cm" svg:y="11.166cm">
              <text:p text:style-name="P1"><text:span text:style-name="T1">+3</text:span></text:p>
              <draw:enhanced-geometry svg:viewBox="0 0 21600 21600" draw:type="rectangle" draw:enhanced-path="M 0 0 L 21600 0 21600 21600 0 21600 0 0 Z N"/>
            </draw:custom-shape>
            <draw:custom-shape draw:style-name="gr13" draw:text-style-name="P3" draw:layer="layout" svg:width="2.563cm" svg:height="0.856cm" svg:x="12.853cm" svg:y="11.166cm">
              <text:p><text:span text:style-name="T1">Rebound</text:span></text:p>
              <draw:enhanced-geometry svg:viewBox="0 0 21600 21600" draw:type="rectangle" draw:enhanced-path="M 0 0 L 21600 0 21600 21600 0 21600 0 0 Z N"/>
            </draw:custom-shape>
            <draw:custom-shape draw:style-name="gr12" draw:text-style-name="P2" draw:layer="layout" svg:width="1.791cm" svg:height="0.784cm" svg:x="6.53cm" svg:y="9.935cm">
              <text:p text:style-name="P1"><text:span text:style-name="T1">Steal</text:span></text:p>
              <draw:enhanced-geometry svg:viewBox="0 0 21600 21600" draw:type="rectangle" draw:enhanced-path="M 0 0 L 21600 0 21600 21600 0 21600 0 0 Z N"/>
            </draw:custom-shape>
            <draw:custom-shape draw:style-name="gr14" draw:text-style-name="P2" draw:layer="layout" svg:width="1.567cm" svg:height="0.784cm" svg:x="13.695cm" svg:y="9.935cm">
              <text:p text:style-name="P1"><text:span text:style-name="T1">Foul</text:span></text:p>
              <draw:enhanced-geometry svg:viewBox="0 0 21600 21600" draw:type="rectangle" draw:enhanced-path="M 0 0 L 21600 0 21600 21600 0 21600 0 0 Z N"/>
            </draw:custom-shape>
            <draw:custom-shape draw:style-name="gr15" draw:text-style-name="P3" draw:layer="layout" svg:width="2.508cm" svg:height="0.856cm" svg:x="10.753cm" svg:y="9.935cm">
              <text:p><text:span text:style-name="T1">Turnov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" draw:text-style-name="P2" draw:layer="layout" svg:width="1.567cm" svg:height="0.784cm" svg:x="8.769cm" svg:y="9.935cm">
              <text:p text:style-name="P1"><text:span text:style-name="T1">Block</text:span></text:p>
              <draw:enhanced-geometry svg:viewBox="0 0 21600 21600" draw:type="rectangle" draw:enhanced-path="M 0 0 L 21600 0 21600 21600 0 21600 0 0 Z N"/>
            </draw:custom-shape>
            <draw:custom-shape draw:style-name="gr14" draw:text-style-name="P2" draw:layer="layout" svg:width="1.679cm" svg:height="0.784cm" svg:x="10.672cm" svg:y="11.166cm">
              <text:p text:style-name="P1"><text:span text:style-name="T1">Miss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16" draw:text-style-name="P1" draw:layer="layout" svg:width="0.783cm" svg:height="0.896cm" svg:x="3.316cm" svg:y="5.929cm">
            <text:p text:style-name="P1">23</text:p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784cm" svg:height="0.896cm" svg:x="5.778cm" svg:y="5.929cm">
            <text:p text:style-name="P1">24</text:p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1.455cm" svg:height="0.671cm" svg:x="4.771cm" svg:y="7.049cm">
            <text:p text:style-name="P1">3:27</text:p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784cm" svg:height="0.671cm" svg:x="3.539cm" svg:y="7.049cm">
            <text:p text:style-name="P1">2</text:p>
            <draw:enhanced-geometry svg:viewBox="0 0 21600 21600" draw:type="rectangle" draw:enhanced-path="M 0 0 L 21600 0 21600 21600 0 21600 0 0 Z N"/>
          </draw:custom-shape>
          <draw:frame draw:style-name="gr17" draw:text-style-name="P3" draw:layer="layout" svg:width="3.47cm" svg:height="0.892cm" svg:x="3.406cm" svg:y="4.852cm">
            <draw:text-box>
              <text:p><text:span text:style-name="T1">Scoreboard</text:span></text:p>
            </draw:text-box>
          </draw:frame>
          <draw:custom-shape draw:style-name="gr18" draw:text-style-name="P1" draw:layer="layout" svg:width="0.336cm" svg:height="0.448cm" draw:transform="rotate (1.5707963267949) translate (4.323cm 6.601cm)">
            <text:p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9" draw:text-style-name="P1" draw:layer="layout" svg:width="0.336cm" svg:height="0.447cm" draw:transform="rotate (1.5707963267949) translate (5.102cm 6.601cm)">
            <text:p/>
            <draw:enhanced-geometry svg:viewBox="0 0 21600 21600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g>
            <draw:g>
              <draw:custom-shape draw:style-name="gr16" draw:text-style-name="P1" draw:layer="layout" svg:width="2.575cm" svg:height="2.575cm" svg:x="4.376cm" svg:y="12.44cm">
                <text:p text:style-name="P1">PG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1" draw:layer="layout" svg:width="2.575cm" svg:height="2.575cm" svg:x="7.287cm" svg:y="12.44cm">
                <text:p text:style-name="P1">SG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1" draw:layer="layout" svg:width="2.574cm" svg:height="2.575cm" svg:x="10.198cm" svg:y="12.44cm">
                <text:p text:style-name="P1">SF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1" draw:layer="layout" svg:width="2.575cm" svg:height="2.575cm" svg:x="13.22cm" svg:y="12.44cm">
                <text:p text:style-name="P1">PF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1" draw:layer="layout" svg:width="2.575cm" svg:height="2.575cm" svg:x="16.243cm" svg:y="12.44cm">
                <text:p text:style-name="P1">C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frame draw:style-name="gr20" draw:text-style-name="P4" draw:layer="layout" svg:width="1.262cm" svg:height="2.667cm" draw:transform="rotate (-3.14159265358979) translate (4.249cm 14.888cm)">
              <draw:text-box>
                <text:p text:style-name="P4">Home</text:p>
              </draw:text-box>
            </draw:frame>
          </draw:g>
          <draw:g>
            <draw:g>
              <draw:custom-shape draw:style-name="gr16" draw:text-style-name="P1" draw:layer="layout" svg:width="2.575cm" svg:height="2.575cm" svg:x="4.376cm" svg:y="15.361cm">
                <text:p text:style-name="P1">PG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1" draw:layer="layout" svg:width="2.575cm" svg:height="2.575cm" svg:x="7.287cm" svg:y="15.361cm">
                <text:p text:style-name="P1">SG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1" draw:layer="layout" svg:width="2.574cm" svg:height="2.575cm" svg:x="10.198cm" svg:y="15.361cm">
                <text:p text:style-name="P1">SF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1" draw:layer="layout" svg:width="2.575cm" svg:height="2.575cm" svg:x="13.22cm" svg:y="15.361cm">
                <text:p text:style-name="P1">PF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1" draw:layer="layout" svg:width="2.575cm" svg:height="2.575cm" svg:x="16.243cm" svg:y="15.361cm">
                <text:p text:style-name="P1">C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frame draw:style-name="gr20" draw:text-style-name="P4" draw:layer="layout" svg:width="1.262cm" svg:height="2.667cm" draw:transform="rotate (-3.14159265358979) translate (4.241cm 17.682cm)">
              <draw:text-box>
                <text:p text:style-name="P4">Away</text:p>
              </draw:text-box>
            </draw:frame>
          </draw:g>
          <draw:frame draw:style-name="gr21" draw:text-style-name="P5" draw:layer="layout" svg:width="6.858cm" svg:height="1.651cm" svg:x="13.738cm" svg:y="22.889cm">
            <draw:text-box>
              <text:p><text:span text:style-name="T2">Will have player name, number, position, and maybe picture</text:span></text:p>
            </draw:text-box>
          </draw:frame>
          <draw:line draw:style-name="gr22" draw:text-style-name="P1" draw:layer="layout" svg:x1="17.167cm" svg:y1="22.762cm" svg:x2="17.548cm" svg:y2="18.063cm">
            <text:p/>
          </draw:line>
          <draw:frame draw:style-name="gr23" draw:text-style-name="P5" draw:layer="layout" svg:width="9.525cm" svg:height="0.762cm" svg:x="11.706cm" svg:y="2.061cm">
            <draw:text-box>
              <text:p><text:span text:style-name="T2">Click court, stat, and player to register statistic</text:span></text:p>
            </draw:text-box>
          </draw:frame>
          <draw:line draw:style-name="gr22" draw:text-style-name="P1" draw:layer="layout" svg:x1="18.437cm" svg:y1="2.95cm" svg:x2="13.992cm" svg:y2="6.125cm">
            <text:p/>
          </draw:line>
          <draw:line draw:style-name="gr22" draw:text-style-name="P1" draw:layer="layout" svg:x1="18.437cm" svg:y1="2.95cm" svg:x2="15.389cm" svg:y2="11.459cm">
            <text:p/>
          </draw:line>
          <draw:line draw:style-name="gr22" draw:text-style-name="P1" draw:layer="layout" svg:x1="18.564cm" svg:y1="2.95cm" svg:x2="17.675cm" svg:y2="12.221cm">
            <text:p/>
          </draw:line>
          <draw:custom-shape draw:style-name="gr24" draw:text-style-name="P1" draw:layer="layout" svg:width="0.508cm" svg:height="0.508cm" svg:x="13.611cm" svg:y="5.998cm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</draw:g>
        <draw:custom-shape draw:style-name="gr25" draw:text-style-name="P1" draw:layer="layout" svg:width="3.683cm" svg:height="2.032cm" svg:x="15.605cm" svg:y="7.096cm">
          <text:p text:style-name="P1">Cancel</text:p>
          <draw:enhanced-geometry svg:viewBox="0 0 21600 21600" draw:type="rectangle" draw:enhanced-path="M 0 0 L 21600 0 21600 21600 0 21600 0 0 Z N"/>
        </draw:custom-shape>
        <draw:frame draw:style-name="gr26" draw:text-style-name="P5" draw:layer="layout" svg:width="5.171cm" svg:height="0.725cm" svg:x="10.434cm" svg:y="3.286cm">
          <draw:text-box>
            <text:p><text:span text:style-name="T2">Cancels In-progress Stat</text:span></text:p>
          </draw:text-box>
        </draw:frame>
        <draw:custom-shape draw:style-name="gr27" draw:text-style-name="P1" draw:layer="layout" svg:width="3.683cm" svg:height="2.032cm" svg:x="15.605cm" svg:y="4.81cm">
          <text:p text:style-name="P1">Edit</text:p>
          <draw:enhanced-geometry svg:viewBox="0 0 21600 21600" draw:type="rectangle" draw:enhanced-path="M 0 0 L 21600 0 21600 21600 0 21600 0 0 Z N"/>
        </draw:custom-shape>
        <draw:line draw:style-name="gr22" draw:text-style-name="P1" draw:layer="layout" svg:x1="15.351cm" svg:y1="3.921cm" svg:x2="16.494cm" svg:y2="5.699cm">
          <text:p/>
        </draw:line>
        <draw:frame draw:style-name="gr28" draw:text-style-name="P6" draw:layer="layout" svg:width="2.286cm" svg:height="1.012cm" svg:x="9.382cm" svg:y="4.937cm">
          <draw:text-box>
            <text:p><text:span text:style-name="T3">Home</text:span></text:p>
          </draw:text-box>
        </draw:frame>
        <draw:frame draw:style-name="gr28" draw:text-style-name="P6" draw:layer="layout" svg:width="2.286cm" svg:height="1.012cm" svg:x="11.414cm" svg:y="4.937cm">
          <draw:text-box>
            <text:p><text:span text:style-name="T3">Away</text:span></text:p>
          </draw:text-box>
        </draw:frame>
        <draw:frame draw:style-name="gr23" draw:text-style-name="P5" draw:layer="layout" svg:width="3.683cm" svg:height="0.762cm" svg:x="3.159cm" svg:y="1.762cm">
          <draw:text-box>
            <text:p><text:span text:style-name="T2">Switches at Half</text:span></text:p>
          </draw:text-box>
        </draw:frame>
        <draw:line draw:style-name="gr22" draw:text-style-name="P1" draw:layer="layout" svg:x1="5.064cm" svg:y1="2.651cm" svg:x2="9.636cm" svg:y2="4.937cm">
          <text:p/>
        </draw:line>
      </draw:page>
      <draw:page draw:name="page3" draw:style-name="dp1" draw:master-page-name="Default">
        <draw:custom-shape draw:style-name="gr29" draw:text-style-name="P1" draw:layer="layout" svg:width="6.096cm" svg:height="7.366cm" svg:x="10.525cm" svg:y="18.27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5.334cm" svg:height="3.556cm" svg:x="1.889cm" svg:y="19.66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9.59cm" svg:height="15.367cm" svg:x="1cm" svg:y="1.254cm">
          <text:p/>
          <draw:enhanced-geometry svg:viewBox="0 0 21600 21600" draw:type="rectangle" draw:enhanced-path="M 0 0 L 21600 0 21600 21600 0 21600 0 0 Z N"/>
        </draw:custom-shape>
        <draw:g>
          <draw:custom-shape draw:style-name="gr29" draw:text-style-name="P1" draw:layer="layout" svg:width="16.764cm" svg:height="6.477cm" svg:x="2.778cm" svg:y="1.911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7" draw:layer="layout" svg:width="2.413cm" svg:height="2.159cm" svg:x="5.295cm" svg:y="2.905cm">
            <text:p text:style-name="P1"><text:span text:style-name="T4">23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7" draw:layer="layout" svg:width="2.413cm" svg:height="2.159cm" svg:x="14.335cm" svg:y="2.905cm">
            <text:p text:style-name="P1"><text:span text:style-name="T4">24</text:span></text:p>
            <draw:enhanced-geometry svg:viewBox="0 0 21600 21600" draw:type="rectangle" draw:enhanced-path="M 0 0 L 21600 0 21600 21600 0 21600 0 0 Z N"/>
          </draw:custom-shape>
          <draw:frame draw:style-name="gr30" draw:text-style-name="P3" draw:layer="layout" svg:width="1.905cm" svg:height="0.885cm" svg:x="5.572cm" svg:y="2.143cm">
            <draw:text-box>
              <text:p><text:span text:style-name="T1">Home</text:span></text:p>
            </draw:text-box>
          </draw:frame>
          <draw:frame draw:style-name="gr30" draw:text-style-name="P3" draw:layer="layout" svg:width="1.905cm" svg:height="0.885cm" svg:x="14.589cm" svg:y="2.143cm">
            <draw:text-box>
              <text:p><text:span text:style-name="T1">Away</text:span></text:p>
            </draw:text-box>
          </draw:frame>
          <draw:custom-shape draw:style-name="gr18" draw:text-style-name="P1" draw:layer="layout" svg:width="1.016cm" svg:height="1.905cm" draw:transform="rotate (1.5707963267949) translate (8.874cm 4.556cm)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9" draw:text-style-name="P1" draw:layer="layout" svg:width="1.016cm" svg:height="1.905cm" draw:transform="rotate (1.5707963267949) translate (11.154cm 4.556cm)">
            <text:p/>
            <draw:enhanced-geometry svg:viewBox="0 0 21600 21600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26" draw:layer="layout" svg:width="3.741cm" svg:height="0.962cm" svg:x="9.128cm" svg:y="2.524cm">
            <draw:text-box>
              <text:p>Possession</text:p>
            </draw:text-box>
          </draw:frame>
          <draw:g>
            <draw:custom-shape draw:style-name="gr16" draw:text-style-name="P7" draw:layer="layout" svg:width="3.175cm" svg:height="1.524cm" svg:x="10.525cm" svg:y="5.699cm">
              <text:p text:style-name="P1"><text:span text:style-name="T4">3:27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7" draw:layer="layout" svg:width="1.651cm" svg:height="1.524cm" svg:x="8.366cm" svg:y="5.699cm">
              <text:p text:style-name="P1"><text:span text:style-name="T4">2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16" draw:text-style-name="P1" draw:layer="layout" svg:width="1.397cm" svg:height="1.27cm" svg:x="5.722cm" svg:y="6.505cm">
            <text:p text:style-name="P1">3</text:p>
            <draw:enhanced-geometry svg:viewBox="0 0 21600 21600" draw:type="rectangle" draw:enhanced-path="M 0 0 L 21600 0 21600 21600 0 21600 0 0 Z N"/>
          </draw:custom-shape>
          <draw:frame draw:style-name="gr26" draw:text-style-name="P3" draw:layer="layout" svg:width="1.755cm" svg:height="0.806cm" svg:x="5.595cm" svg:y="5.699cm">
            <draw:text-box>
              <text:p><text:span text:style-name="T1">T.O.'s</text:span></text:p>
            </draw:text-box>
          </draw:frame>
          <draw:g>
            <draw:custom-shape draw:style-name="gr16" draw:text-style-name="P1" draw:layer="layout" svg:width="1.397cm" svg:height="1.27cm" svg:x="14.843cm" svg:y="6.505cm">
              <text:p text:style-name="P1">2</text:p>
              <draw:enhanced-geometry svg:viewBox="0 0 21600 21600" draw:type="rectangle" draw:enhanced-path="M 0 0 L 21600 0 21600 21600 0 21600 0 0 Z N"/>
            </draw:custom-shape>
            <draw:frame draw:style-name="gr26" draw:text-style-name="P3" draw:layer="layout" svg:width="1.755cm" svg:height="0.806cm" svg:x="14.716cm" svg:y="5.699cm">
              <draw:text-box>
                <text:p><text:span text:style-name="T1">T.O.'s</text:span></text:p>
              </draw:text-box>
            </draw:frame>
          </draw:g>
          <draw:custom-shape draw:style-name="gr16" draw:text-style-name="P2" draw:layer="layout" svg:width="2.032cm" svg:height="0.635cm" svg:x="3.159cm" svg:y="6.588cm">
            <text:p text:style-name="P1"><text:span text:style-name="T1">Bonus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2.032cm" svg:height="0.635cm" svg:x="17.129cm" svg:y="6.534cm">
            <text:p text:style-name="P1"><text:span text:style-name="T1">Bonus</text:span></text:p>
            <draw:enhanced-geometry svg:viewBox="0 0 21600 21600" draw:type="rectangle" draw:enhanced-path="M 0 0 L 21600 0 21600 21600 0 21600 0 0 Z N"/>
          </draw:custom-shape>
        </draw:g>
        <draw:custom-shape draw:style-name="gr31" draw:text-style-name="P1" draw:layer="layout" svg:width="3.429cm" svg:height="0.889cm" svg:x="3.794cm" svg:y="9.091cm">
          <text:p text:style-name="P1">Start/Stop</text:p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3.175cm" svg:height="0.889cm" svg:x="7.858cm" svg:y="9.091cm">
          <text:p text:style-name="P1">3:27</text:p>
          <draw:enhanced-geometry svg:viewBox="0 0 21600 21600" draw:type="rectangle" draw:enhanced-path="M 0 0 L 21600 0 21600 21600 0 21600 0 0 Z N"/>
        </draw:custom-shape>
        <draw:frame draw:style-name="gr26" draw:text-style-name="P5" draw:layer="layout" svg:width="2.276cm" svg:height="0.725cm" svg:x="8.366cm" svg:y="8.493cm">
          <draw:text-box>
            <text:p><text:span text:style-name="T2">Edit Time</text:span></text:p>
          </draw:text-box>
        </draw:frame>
        <draw:custom-shape draw:style-name="gr31" draw:text-style-name="P1" draw:layer="layout" svg:width="4.064cm" svg:height="0.889cm" svg:x="14.208cm" svg:y="9.128cm">
          <text:p text:style-name="P1">Possession</text:p>
          <draw:enhanced-geometry svg:viewBox="0 0 21600 21600" draw:type="rectangle" draw:enhanced-path="M 0 0 L 21600 0 21600 21600 0 21600 0 0 Z N"/>
        </draw:custom-shape>
        <draw:frame draw:style-name="gr32" draw:text-style-name="P8" draw:layer="layout" svg:width="4.826cm" svg:height="1.393cm" svg:x="5.064cm" svg:y="10.779cm">
          <draw:text-box>
            <text:p><text:span text:style-name="T5">Home</text:span></text:p>
          </draw:text-box>
        </draw:frame>
        <draw:frame draw:style-name="gr32" draw:text-style-name="P8" draw:layer="layout" svg:width="4.826cm" svg:height="1.393cm" svg:x="14.208cm" svg:y="10.783cm">
          <draw:text-box>
            <text:p><text:span text:style-name="T5">Away</text:span></text:p>
          </draw:text-box>
        </draw:frame>
        <draw:custom-shape draw:style-name="gr16" draw:text-style-name="P1" draw:layer="layout" svg:width="3.048cm" svg:height="0.762cm" svg:x="3.032cm" svg:y="12.303cm">
          <text:p text:style-name="P1">Use T.O.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3.048cm" svg:height="0.762cm" svg:x="6.461cm" svg:y="12.303cm">
          <text:p text:style-name="P1">Add T.O.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3.048cm" svg:height="0.762cm" svg:x="11.922cm" svg:y="12.303cm">
          <text:p text:style-name="P1">Use T.O.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3.048cm" svg:height="0.762cm" svg:x="15.351cm" svg:y="12.303cm">
          <text:p text:style-name="P1">Add T.O.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6.477cm" svg:height="0.889cm" svg:x="3.032cm" svg:y="13.7cm">
          <text:p text:style-name="P1">Substitutions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6.477cm" svg:height="0.889cm" svg:x="11.922cm" svg:y="13.7cm">
          <text:p text:style-name="P1">Substitutions</text:p>
          <draw:enhanced-geometry svg:viewBox="0 0 21600 21600" draw:type="rectangle" draw:enhanced-path="M 0 0 L 21600 0 21600 21600 0 21600 0 0 Z N"/>
        </draw:custom-shape>
        <draw:line draw:style-name="gr22" draw:text-style-name="P1" draw:layer="layout" svg:x1="6.969cm" svg:y1="14.716cm" svg:x2="10.017cm" svg:y2="17.129cm">
          <text:p/>
        </draw:line>
        <draw:custom-shape draw:style-name="gr8" draw:text-style-name="P1" draw:layer="layout" svg:width="19.59cm" svg:height="9.398cm" svg:x="1cm" svg:y="17.129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.889cm" svg:y1="20.304cm" svg:x2="7.223cm" svg:y2="20.304cm">
          <text:p/>
        </draw:line>
        <draw:line draw:style-name="gr10" draw:text-style-name="P1" draw:layer="layout" svg:x1="1.888cm" svg:y1="21.003cm" svg:x2="7.222cm" svg:y2="21.003cm">
          <text:p/>
        </draw:line>
        <draw:line draw:style-name="gr10" draw:text-style-name="P1" draw:layer="layout" svg:x1="1.888cm" svg:y1="21.803cm" svg:x2="7.222cm" svg:y2="21.803cm">
          <text:p/>
        </draw:line>
        <draw:line draw:style-name="gr10" draw:text-style-name="P1" draw:layer="layout" svg:x1="1.888cm" svg:y1="22.603cm" svg:x2="7.222cm" svg:y2="22.603cm">
          <text:p/>
        </draw:line>
        <draw:line draw:style-name="gr10" draw:text-style-name="P1" draw:layer="layout" svg:x1="1.888cm" svg:y1="20.303cm" svg:x2="7.222cm" svg:y2="20.303cm">
          <text:p/>
        </draw:line>
        <draw:frame draw:style-name="gr30" draw:layer="layout" svg:width="5.334cm" svg:height="0.962cm" svg:x="2.043cm" svg:y="18.707cm">
          <draw:text-box>
            <text:p>Current Line-Up</text:p>
          </draw:text-box>
        </draw:frame>
        <draw:line draw:style-name="gr10" draw:text-style-name="P1" draw:layer="layout" svg:x1="10.525cm" svg:y1="19.034cm" svg:x2="16.621cm" svg:y2="19.034cm">
          <text:p/>
        </draw:line>
        <draw:line draw:style-name="gr10" draw:text-style-name="P1" draw:layer="layout" svg:x1="10.524cm" svg:y1="19.833cm" svg:x2="16.62cm" svg:y2="19.833cm">
          <text:p/>
        </draw:line>
        <draw:line draw:style-name="gr10" draw:text-style-name="P1" draw:layer="layout" svg:x1="10.524cm" svg:y1="20.633cm" svg:x2="16.62cm" svg:y2="20.633cm">
          <text:p/>
        </draw:line>
        <draw:line draw:style-name="gr10" draw:text-style-name="P1" draw:layer="layout" svg:x1="10.524cm" svg:y1="21.433cm" svg:x2="16.62cm" svg:y2="21.433cm">
          <text:p/>
        </draw:line>
        <draw:line draw:style-name="gr10" draw:text-style-name="P1" draw:layer="layout" svg:x1="10.524cm" svg:y1="22.333cm" svg:x2="16.62cm" svg:y2="22.333cm">
          <text:p/>
        </draw:line>
        <draw:line draw:style-name="gr10" draw:text-style-name="P1" draw:layer="layout" svg:x1="10.524cm" svg:y1="23.233cm" svg:x2="16.62cm" svg:y2="23.233cm">
          <text:p/>
        </draw:line>
        <draw:line draw:style-name="gr10" draw:text-style-name="P1" draw:layer="layout" svg:x1="10.524cm" svg:y1="24.033cm" svg:x2="16.62cm" svg:y2="24.033cm">
          <text:p/>
        </draw:line>
        <draw:line draw:style-name="gr10" draw:text-style-name="P1" draw:layer="layout" svg:x1="10.524cm" svg:y1="24.833cm" svg:x2="16.62cm" svg:y2="24.833cm">
          <text:p/>
        </draw:line>
        <draw:frame draw:style-name="gr30" draw:layer="layout" svg:width="5.334cm" svg:height="0.962cm" svg:x="12.357cm" svg:y="17.383cm">
          <draw:text-box>
            <text:p>Bench</text:p>
          </draw:text-box>
        </draw:frame>
        <draw:frame draw:style-name="gr32" draw:layer="layout" svg:width="6.223cm" svg:height="1.673cm" svg:x="1.762cm" svg:y="24.473cm">
          <draw:text-box>
            <text:p>Click two players to switch their location</text:p>
          </draw:text-box>
        </draw:frame>
        <draw:frame draw:style-name="gr26" draw:layer="layout" svg:width="10.175cm" svg:height="0.962cm" svg:x="5.318cm" svg:y="15.859cm">
          <draw:text-box>
            <text:p>Click to bring up substitutions view</text:p>
          </draw:text-box>
        </draw:frame>
        <draw:custom-shape draw:style-name="gr33" draw:text-style-name="P9" draw:layer="layout" svg:width="3.556cm" svg:height="0.365cm" svg:x="11.668cm" svg:y="18.526cm">
          <text:p text:style-name="P1"><text:span text:style-name="T2">Bench Player 1 <text:s text:c="3"/>Position</text:span></text:p>
          <draw:enhanced-geometry svg:viewBox="0 0 21600 21600" draw:type="rectangle" draw:enhanced-path="M 0 0 L 21600 0 21600 21600 0 21600 0 0 Z N"/>
        </draw:custom-shape>
        <draw:custom-shape draw:style-name="gr33" draw:text-style-name="P9" draw:layer="layout" svg:width="3.556cm" svg:height="0.365cm" svg:x="11.714cm" svg:y="19.288cm">
          <text:p text:style-name="P1"><text:span text:style-name="T2">Bench Player 2 <text:s text:c="3"/>Position</text:span></text:p>
          <draw:enhanced-geometry svg:viewBox="0 0 21600 21600" draw:type="rectangle" draw:enhanced-path="M 0 0 L 21600 0 21600 21600 0 21600 0 0 Z N"/>
        </draw:custom-shape>
        <draw:custom-shape draw:style-name="gr33" draw:text-style-name="P9" draw:layer="layout" svg:width="3.556cm" svg:height="0.365cm" svg:x="2.778cm" svg:y="19.812cm">
          <text:p text:style-name="P1"><text:span text:style-name="T2">Player 1 <text:s text:c="3"/>Positio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3-01T23:05:13</meta:creation-date>
    <meta:generator>LibreOffice/3.5$Linux_X86_64 LibreOffice_project/350m1$Build-2</meta:generator>
    <dc:date>2015-03-02T23:58:06</dc:date>
    <meta:editing-duration>PT2H4M48S</meta:editing-duration>
    <meta:editing-cycles>41</meta:editing-cycles>
    <meta:print-date>2015-03-01T23:36:45</meta:print-date>
    <meta:document-statistic meta:object-count="163"/>
  </office:meta>
</office:document-meta>
</file>